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Hyperlink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color="#C9211E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color="#00A933"/>
    </style:style>
    <style:style style:name="P28" style:parent-style-name="Standard" style:family="paragraph">
      <style:text-properties fo:color="#00A933"/>
    </style:style>
    <style:style style:name="T2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ssignment No :3</text:p>
      <text:p text:style-name="P2">Topic : Web Application Development Lab</text:p>
      <text:p text:style-name="P3">Date: 10/03/23.</text:p>
      <text:p text:style-name="Standard"/>
      <text:p text:style-name="P4">“GitHub”</text:p>
      <text:p text:style-name="Standard">----------------------------------------------------------------------------------------------------------------------</text:p>
      <text:p text:style-name="Standard">pl-20@pl20-OptiPlex-3020:~$<text:s/><text:span text:style-name="T5">sudo apt update</text:span></text:p>
      <text:p text:style-name="Standard">pl-20@pl20-OptiPlex-3020:~$<text:s/><text:span text:style-name="T6">sudo apt install git</text:span></text:p>
      <text:p text:style-name="Standard">pl-20@pl20-OptiPlex-3020:~$<text:s/><text:span text:style-name="T7">git –version</text:span></text:p>
      <text:p text:style-name="P8"/>
      <text:p text:style-name="Standard">git version 2.25.1</text:p>
      <text:p text:style-name="Standard"/>
      <text:p text:style-name="Standard">pl-20@pl20-OptiPlex-3020:~$<text:s/><text:span text:style-name="T9">git config --global user.name "</text:span><text:span text:style-name="T10">Aditi Patil</text:span><text:span text:style-name="T11">"</text:span></text:p>
      <text:p text:style-name="Standard">pl-20@pl20-OptiPlex-3020:~$<text:s/><text:span text:style-name="T12">git config --global user.emai</text:span><text:span text:style-name="T13">l "aditipatil2104@gmail.com</text:span><text:span text:style-name="T14">"</text:span></text:p>
      <text:p text:style-name="P15"/>
      <text:p text:style-name="Standard">pl-20@pl20-OptiPlex-3020:~$<text:s/><text:span text:style-name="T16">nano ~/.gitconfig</text:span></text:p>
      <text:p text:style-name="Standard">[user]</text:p>
      <text:p text:style-name="Standard"><text:s text:c="8"/>name =<text:s/>Aditi Patil</text:p>
      <text:p text:style-name="Standard"><text:s text:c="8"/>email<text:s/>= aditipatiil2104@gmail.com</text:p>
      <text:p text:style-name="Standard"/>
      <text:p text:style-name="Standard">pl-20@pl20-OptiPlex-3020:~$<text:span text:style-name="T17"><text:s/>git clone<text:s/></text:span><text:a xlink:href="https://github.com/Aditi" office:target-frame-name="_top" xlink:show="replace"><text:span text:style-name="T18">https://github.com/Aditi</text:span></text:a><text:span text:style-name="T19"><text:s/>Patil</text:span><text:span text:style-name="T20">/Fast.git</text:span></text:p>
      <text:p text:style-name="Standard">Cloning into 'Fast'...</text:p>
      <text:p text:style-name="Standard">warning: You appear to have cloned an empty repository.</text:p>
      <text:p text:style-name="Standard"/>
      <text:p text:style-name="Standard">pl-20@pl20-OptiPlex-3020:~$<text:s/><text:span text:style-name="T21">cd Fast</text:span></text:p>
      <text:p text:style-name="P22"/>
      <text:p text:style-name="Standard">pl-20@pl20-OptiPlex-3020:~/Fast$<text:s/><text:span text:style-name="T23">git status</text:span></text:p>
      <text:p text:style-name="Standard">On branch master</text:p>
      <text:p text:style-name="Standard">No commits yet</text:p>
      <text:p text:style-name="Standard">Untracked files:</text:p>
      <text:p text:style-name="Standard"><text:s text:c="2"/>(use "git add &lt;file&gt;..." to include in what will be committed)</text:p>
      <text:p text:style-name="Standard"><text:tab/><text:span text:style-name="T24">index.html</text:span></text:p>
      <text:p text:style-name="Standard">nothing added to commit but untracked files present (use "git add" to track)</text:p>
      <text:p text:style-name="Standard"/>
      <text:p text:style-name="Standard">pl-20@pl20-OptiPlex-3020:~/Fast$<text:s/><text:span text:style-name="T25">git add *</text:span></text:p>
      <text:p text:style-name="Standard">pl-20@pl20-OptiPlex-3020:~/Fast$<text:span text:style-name="T26"><text:s/>git commit -m "strong commit Message"</text:span></text:p>
      <text:p text:style-name="Standard">[master (root-commit) 4c3479d] strong commit Message</text:p>
      <text:p text:style-name="Standard"><text:s/>1 file changed, 45 insertions(+)</text:p>
      <text:p text:style-name="Standard"><text:s/>create mode 100644<text:span text:style-name="T27"><text:s/>index.html</text:span></text:p>
      <text:p text:style-name="P28"/>
      <text:p text:style-name="Standard">pl-20@pl20-OptiPlex-3020:~/Fast$<text:span text:style-name="T29"><text:s/>git push</text:span></text:p>
      <text:p text:style-name="Standard">Username for 'https://github.com':<text:s/>Aditi2104</text:p>
      <text:p text:style-name="Standard">Password for 'https://Aditi21@github.com':<text:s/>Patil2104#</text:p>
      <text:p text:style-name="Standard">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iti Patil</dc:creator>
    <meta:creation-date>2023-03-10T15:18:00Z</meta:creation-date>
    <dc:date>2023-05-17T07:17:00Z</dc:date>
    <meta:template xlink:href="Normal" xlink:type="simple"/>
    <meta:editing-cycles>3</meta:editing-cycles>
    <meta:editing-duration>PT480S</meta:editing-duration>
    <meta:document-statistic meta:page-count="1" meta:paragraph-count="3" meta:word-count="240" meta:character-count="1609" meta:row-count="11" meta:non-whitespace-character-count="1372"/>
  </office:meta>
</office:document-meta>
</file>